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8" style:family="table-cell" style:parent-style-name="Default">
      <style:table-cell-properties style:cell-protect="none" style:print-content="true"/>
      <style:text-properties fo:color="#666666"/>
    </style:style>
    <style:style style:name="ce10" style:family="table-cell" style:parent-style-name="Default">
      <style:table-cell-properties style:cell-protect="none" style:print-content="true"/>
      <style:text-properties fo:color="#666666"/>
    </style:style>
    <style:style style:name="ce11" style:family="table-cell" style:parent-style-name="Default">
      <style:table-cell-properties style:cell-protect="none" style:print-content="true"/>
      <style:text-properties fo:color="#666666"/>
    </style:style>
    <style:style style:name="ce12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 table:protected="true" table:protection-key="h/jtkVcSX/xNqeBqe4ARrYClP+E=" table:protection-key-digest-algorithm="http://www.w3.org/2000/09/xmldsig#sha1">
        <loext:table-protection loext:select-unprotected-cells="tru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7"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3" table:style-name="ce8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11110111" calcext:value-type="string">
            <text:p>%11110111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11110111" calcext:value-type="string">
            <text:p>%11110111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7"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3" table:style-name="ce8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11110111" calcext:value-type="string">
            <text:p>%1111011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1110111" calcext:value-type="string">
            <text:p>%11110111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F7,$F7,$F7,$0,$7F,$7F,$7F,$0,$F7,$F7,$F7,$0,$7F,$7F,$7F,$0,$F7,$F7,$F7,$0,$7F,$7F,$7F,$0,$F7,$F7,$F7,$0,$7F,$7F,$7F,$0" calcext:value-type="string">
            <text:p>.byte $F7,$F7,$F7,$0,$7F,$7F,$7F,$0,$F7,$F7,$F7,$0,$7F,$7F,$7F,$0,$F7,$F7,$F7,$0,$7F,$7F,$7F,$0,$F7,$F7,$F7,$0,$7F,$7F,$7F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7"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3" table:style-name="ce8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11110111" calcext:value-type="string">
            <text:p>%1111011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1110111" calcext:value-type="string">
            <text:p>%11110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7" table:style-name="ce10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1111111" calcext:value-type="string">
            <text:p>%0111111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7" table:style-name="ce10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1111111" calcext:value-type="string">
            <text:p>%011111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7" table:style-name="ce10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1111111" calcext:value-type="string">
            <text:p>%0111111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00" calcext:value-type="string">
            <text:p>%0000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7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11110111" calcext:value-type="string">
            <text:p>%111101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110111" calcext:value-type="string">
            <text:p>%11110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7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11110111" calcext:value-type="string">
            <text:p>%111101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110111" calcext:value-type="string">
            <text:p>%11110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3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7" table:style-name="ce11" table:content-validation-name="val1" office:value-type="float" office:value="1" calcext:value-type="float">
            <text:p>1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11110111" calcext:value-type="string">
            <text:p>%111101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110111" calcext:value-type="string">
            <text:p>%11110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12" table:content-validation-name="val1" office:value-type="float" office:value="1" calcext:value-type="float">
            <text:p>1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number-columns-repeated="7" table:style-name="ce12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1111111" calcext:value-type="string">
            <text:p>%0111111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12" table:content-validation-name="val1" office:value-type="float" office:value="1" calcext:value-type="float">
            <text:p>1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number-columns-repeated="7" table:style-name="ce12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1111111" calcext:value-type="string">
            <text:p>%0111111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12" table:content-validation-name="val1" office:value-type="float" office:value="1" calcext:value-type="float">
            <text:p>1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number-columns-repeated="7" table:style-name="ce12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1111111" calcext:value-type="string">
            <text:p>%01111111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11110111" calcext:value-type="string">
            <text:p>%11110111</text:p>
          </table:table-cell>
          <table:table-cell table:formula="of:=MID([.T21];2;8)" office:value-type="string" office:string-value="11110111" calcext:value-type="string">
            <text:p>11110111</text:p>
          </table:table-cell>
          <table:table-cell table:formula="of:=BIN2HEX([.U21])" office:value-type="string" office:string-value="F7" calcext:value-type="string">
            <text:p>F7</text:p>
          </table:table-cell>
          <table:table-cell table:formula="of:=COM.MICROSOFT.CONCAT(&quot;$&quot;;TEXT([.V21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11110111" calcext:value-type="string">
            <text:p>%11110111</text:p>
          </table:table-cell>
          <table:table-cell table:formula="of:=MID([.T22];2;8)" office:value-type="string" office:string-value="11110111" calcext:value-type="string">
            <text:p>11110111</text:p>
          </table:table-cell>
          <table:table-cell table:formula="of:=BIN2HEX([.U22])" office:value-type="string" office:string-value="F7" calcext:value-type="string">
            <text:p>F7</text:p>
          </table:table-cell>
          <table:table-cell table:formula="of:=COM.MICROSOFT.CONCAT(&quot;$&quot;;TEXT([.V22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11110111" calcext:value-type="string">
            <text:p>%11110111</text:p>
          </table:table-cell>
          <table:table-cell table:formula="of:=MID([.T23];2;8)" office:value-type="string" office:string-value="11110111" calcext:value-type="string">
            <text:p>11110111</text:p>
          </table:table-cell>
          <table:table-cell table:formula="of:=BIN2HEX([.U23])" office:value-type="string" office:string-value="F7" calcext:value-type="string">
            <text:p>F7</text:p>
          </table:table-cell>
          <table:table-cell table:formula="of:=COM.MICROSOFT.CONCAT(&quot;$&quot;;TEXT([.V23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1111111" calcext:value-type="string">
            <text:p>%01111111</text:p>
          </table:table-cell>
          <table:table-cell table:formula="of:=MID([.T25];2;8)" office:value-type="string" office:string-value="01111111" calcext:value-type="string">
            <text:p>01111111</text:p>
          </table:table-cell>
          <table:table-cell table:formula="of:=BIN2HEX([.U25])" office:value-type="string" office:string-value="7F" calcext:value-type="string">
            <text:p>7F</text:p>
          </table:table-cell>
          <table:table-cell table:formula="of:=COM.MICROSOFT.CONCAT(&quot;$&quot;;TEXT([.V25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1111111" calcext:value-type="string">
            <text:p>%01111111</text:p>
          </table:table-cell>
          <table:table-cell table:formula="of:=MID([.T26];2;8)" office:value-type="string" office:string-value="01111111" calcext:value-type="string">
            <text:p>01111111</text:p>
          </table:table-cell>
          <table:table-cell table:formula="of:=BIN2HEX([.U26])" office:value-type="string" office:string-value="7F" calcext:value-type="string">
            <text:p>7F</text:p>
          </table:table-cell>
          <table:table-cell table:formula="of:=COM.MICROSOFT.CONCAT(&quot;$&quot;;TEXT([.V26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1111111" calcext:value-type="string">
            <text:p>%01111111</text:p>
          </table:table-cell>
          <table:table-cell table:formula="of:=MID([.T27];2;8)" office:value-type="string" office:string-value="01111111" calcext:value-type="string">
            <text:p>01111111</text:p>
          </table:table-cell>
          <table:table-cell table:formula="of:=BIN2HEX([.U27])" office:value-type="string" office:string-value="7F" calcext:value-type="string">
            <text:p>7F</text:p>
          </table:table-cell>
          <table:table-cell table:formula="of:=COM.MICROSOFT.CONCAT(&quot;$&quot;;TEXT([.V27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00" calcext:value-type="string">
            <text:p>%00000000</text:p>
          </table:table-cell>
          <table:table-cell table:formula="of:=MID([.T28];2;8)" office:value-type="string" office:string-value="00000000" calcext:value-type="string">
            <text:p>00000000</text:p>
          </table:table-cell>
          <table:table-cell table:formula="of:=BIN2HEX([.U28])" office:value-type="string" office:string-value="0" calcext:value-type="string">
            <text:p>0</text:p>
          </table:table-cell>
          <table:table-cell table:formula="of:=COM.MICROSOFT.CONCAT(&quot;$&quot;;TEXT([.V2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11110111" calcext:value-type="string">
            <text:p>%11110111</text:p>
          </table:table-cell>
          <table:table-cell table:formula="of:=MID([.T29];2;8)" office:value-type="string" office:string-value="11110111" calcext:value-type="string">
            <text:p>11110111</text:p>
          </table:table-cell>
          <table:table-cell table:formula="of:=BIN2HEX([.U29])" office:value-type="string" office:string-value="F7" calcext:value-type="string">
            <text:p>F7</text:p>
          </table:table-cell>
          <table:table-cell table:formula="of:=COM.MICROSOFT.CONCAT(&quot;$&quot;;TEXT([.V29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1110111" calcext:value-type="string">
            <text:p>%11110111</text:p>
          </table:table-cell>
          <table:table-cell table:formula="of:=MID([.T30];2;8)" office:value-type="string" office:string-value="11110111" calcext:value-type="string">
            <text:p>11110111</text:p>
          </table:table-cell>
          <table:table-cell table:formula="of:=BIN2HEX([.U30])" office:value-type="string" office:string-value="F7" calcext:value-type="string">
            <text:p>F7</text:p>
          </table:table-cell>
          <table:table-cell table:formula="of:=COM.MICROSOFT.CONCAT(&quot;$&quot;;TEXT([.V30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1110111" calcext:value-type="string">
            <text:p>%11110111</text:p>
          </table:table-cell>
          <table:table-cell table:formula="of:=MID([.T31];2;8)" office:value-type="string" office:string-value="11110111" calcext:value-type="string">
            <text:p>11110111</text:p>
          </table:table-cell>
          <table:table-cell table:formula="of:=BIN2HEX([.U31])" office:value-type="string" office:string-value="F7" calcext:value-type="string">
            <text:p>F7</text:p>
          </table:table-cell>
          <table:table-cell table:formula="of:=COM.MICROSOFT.CONCAT(&quot;$&quot;;TEXT([.V31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1111111" calcext:value-type="string">
            <text:p>%01111111</text:p>
          </table:table-cell>
          <table:table-cell table:formula="of:=MID([.T33];2;8)" office:value-type="string" office:string-value="01111111" calcext:value-type="string">
            <text:p>01111111</text:p>
          </table:table-cell>
          <table:table-cell table:formula="of:=BIN2HEX([.U33])" office:value-type="string" office:string-value="7F" calcext:value-type="string">
            <text:p>7F</text:p>
          </table:table-cell>
          <table:table-cell table:formula="of:=COM.MICROSOFT.CONCAT(&quot;$&quot;;TEXT([.V33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1111111" calcext:value-type="string">
            <text:p>%01111111</text:p>
          </table:table-cell>
          <table:table-cell table:formula="of:=MID([.T34];2;8)" office:value-type="string" office:string-value="01111111" calcext:value-type="string">
            <text:p>01111111</text:p>
          </table:table-cell>
          <table:table-cell table:formula="of:=BIN2HEX([.U34])" office:value-type="string" office:string-value="7F" calcext:value-type="string">
            <text:p>7F</text:p>
          </table:table-cell>
          <table:table-cell table:formula="of:=COM.MICROSOFT.CONCAT(&quot;$&quot;;TEXT([.V34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1111111" calcext:value-type="string">
            <text:p>%01111111</text:p>
          </table:table-cell>
          <table:table-cell table:formula="of:=MID([.T35];2;8)" office:value-type="string" office:string-value="01111111" calcext:value-type="string">
            <text:p>01111111</text:p>
          </table:table-cell>
          <table:table-cell table:formula="of:=BIN2HEX([.U35])" office:value-type="string" office:string-value="7F" calcext:value-type="string">
            <text:p>7F</text:p>
          </table:table-cell>
          <table:table-cell table:formula="of:=COM.MICROSOFT.CONCAT(&quot;$&quot;;TEXT([.V35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0000" calcext:value-type="string">
            <text:p>%00000000</text:p>
          </table:table-cell>
          <table:table-cell table:formula="of:=MID([.T36];2;8)" office:value-type="string" office:string-value="00000000" calcext:value-type="string">
            <text:p>00000000</text:p>
          </table:table-cell>
          <table:table-cell table:formula="of:=BIN2HEX([.U36])" office:value-type="string" office:string-value="0" calcext:value-type="string">
            <text:p>0</text:p>
          </table:table-cell>
          <table:table-cell table:formula="of:=COM.MICROSOFT.CONCAT(&quot;$&quot;;TEXT([.V3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11110111" calcext:value-type="string">
            <text:p>%11110111</text:p>
          </table:table-cell>
          <table:table-cell table:formula="of:=MID([.T37];2;8)" office:value-type="string" office:string-value="11110111" calcext:value-type="string">
            <text:p>11110111</text:p>
          </table:table-cell>
          <table:table-cell table:formula="of:=BIN2HEX([.U37])" office:value-type="string" office:string-value="F7" calcext:value-type="string">
            <text:p>F7</text:p>
          </table:table-cell>
          <table:table-cell table:formula="of:=COM.MICROSOFT.CONCAT(&quot;$&quot;;TEXT([.V37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11110111" calcext:value-type="string">
            <text:p>%11110111</text:p>
          </table:table-cell>
          <table:table-cell table:formula="of:=MID([.T38];2;8)" office:value-type="string" office:string-value="11110111" calcext:value-type="string">
            <text:p>11110111</text:p>
          </table:table-cell>
          <table:table-cell table:formula="of:=BIN2HEX([.U38])" office:value-type="string" office:string-value="F7" calcext:value-type="string">
            <text:p>F7</text:p>
          </table:table-cell>
          <table:table-cell table:formula="of:=COM.MICROSOFT.CONCAT(&quot;$&quot;;TEXT([.V38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11110111" calcext:value-type="string">
            <text:p>%11110111</text:p>
          </table:table-cell>
          <table:table-cell table:formula="of:=MID([.T39];2;8)" office:value-type="string" office:string-value="11110111" calcext:value-type="string">
            <text:p>11110111</text:p>
          </table:table-cell>
          <table:table-cell table:formula="of:=BIN2HEX([.U39])" office:value-type="string" office:string-value="F7" calcext:value-type="string">
            <text:p>F7</text:p>
          </table:table-cell>
          <table:table-cell table:formula="of:=COM.MICROSOFT.CONCAT(&quot;$&quot;;TEXT([.V39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1111111" calcext:value-type="string">
            <text:p>%01111111</text:p>
          </table:table-cell>
          <table:table-cell table:formula="of:=MID([.T41];2;8)" office:value-type="string" office:string-value="01111111" calcext:value-type="string">
            <text:p>01111111</text:p>
          </table:table-cell>
          <table:table-cell table:formula="of:=BIN2HEX([.U41])" office:value-type="string" office:string-value="7F" calcext:value-type="string">
            <text:p>7F</text:p>
          </table:table-cell>
          <table:table-cell table:formula="of:=COM.MICROSOFT.CONCAT(&quot;$&quot;;TEXT([.V41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1111111" calcext:value-type="string">
            <text:p>%01111111</text:p>
          </table:table-cell>
          <table:table-cell table:formula="of:=MID([.T42];2;8)" office:value-type="string" office:string-value="01111111" calcext:value-type="string">
            <text:p>01111111</text:p>
          </table:table-cell>
          <table:table-cell table:formula="of:=BIN2HEX([.U42])" office:value-type="string" office:string-value="7F" calcext:value-type="string">
            <text:p>7F</text:p>
          </table:table-cell>
          <table:table-cell table:formula="of:=COM.MICROSOFT.CONCAT(&quot;$&quot;;TEXT([.V42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1111111" calcext:value-type="string">
            <text:p>%01111111</text:p>
          </table:table-cell>
          <table:table-cell table:formula="of:=MID([.T43];2;8)" office:value-type="string" office:string-value="01111111" calcext:value-type="string">
            <text:p>01111111</text:p>
          </table:table-cell>
          <table:table-cell table:formula="of:=BIN2HEX([.U43])" office:value-type="string" office:string-value="7F" calcext:value-type="string">
            <text:p>7F</text:p>
          </table:table-cell>
          <table:table-cell table:formula="of:=COM.MICROSOFT.CONCAT(&quot;$&quot;;TEXT([.V43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110111" calcext:value-type="string">
            <text:p>%11110111</text:p>
          </table:table-cell>
          <table:table-cell table:formula="of:=MID([.T45];2;8)" office:value-type="string" office:string-value="11110111" calcext:value-type="string">
            <text:p>11110111</text:p>
          </table:table-cell>
          <table:table-cell table:formula="of:=BIN2HEX([.U45])" office:value-type="string" office:string-value="F7" calcext:value-type="string">
            <text:p>F7</text:p>
          </table:table-cell>
          <table:table-cell table:formula="of:=COM.MICROSOFT.CONCAT(&quot;$&quot;;TEXT([.V45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110111" calcext:value-type="string">
            <text:p>%11110111</text:p>
          </table:table-cell>
          <table:table-cell table:formula="of:=MID([.T46];2;8)" office:value-type="string" office:string-value="11110111" calcext:value-type="string">
            <text:p>11110111</text:p>
          </table:table-cell>
          <table:table-cell table:formula="of:=BIN2HEX([.U46])" office:value-type="string" office:string-value="F7" calcext:value-type="string">
            <text:p>F7</text:p>
          </table:table-cell>
          <table:table-cell table:formula="of:=COM.MICROSOFT.CONCAT(&quot;$&quot;;TEXT([.V46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110111" calcext:value-type="string">
            <text:p>%11110111</text:p>
          </table:table-cell>
          <table:table-cell table:formula="of:=MID([.T47];2;8)" office:value-type="string" office:string-value="11110111" calcext:value-type="string">
            <text:p>11110111</text:p>
          </table:table-cell>
          <table:table-cell table:formula="of:=BIN2HEX([.U47])" office:value-type="string" office:string-value="F7" calcext:value-type="string">
            <text:p>F7</text:p>
          </table:table-cell>
          <table:table-cell table:formula="of:=COM.MICROSOFT.CONCAT(&quot;$&quot;;TEXT([.V47];0))" office:value-type="string" office:string-value="$F7" calcext:value-type="string">
            <text:p>$F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1111111" calcext:value-type="string">
            <text:p>%01111111</text:p>
          </table:table-cell>
          <table:table-cell table:formula="of:=MID([.T49];2;8)" office:value-type="string" office:string-value="01111111" calcext:value-type="string">
            <text:p>01111111</text:p>
          </table:table-cell>
          <table:table-cell table:formula="of:=BIN2HEX([.U49])" office:value-type="string" office:string-value="7F" calcext:value-type="string">
            <text:p>7F</text:p>
          </table:table-cell>
          <table:table-cell table:formula="of:=COM.MICROSOFT.CONCAT(&quot;$&quot;;TEXT([.V49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1111111" calcext:value-type="string">
            <text:p>%01111111</text:p>
          </table:table-cell>
          <table:table-cell table:formula="of:=MID([.T50];2;8)" office:value-type="string" office:string-value="01111111" calcext:value-type="string">
            <text:p>01111111</text:p>
          </table:table-cell>
          <table:table-cell table:formula="of:=BIN2HEX([.U50])" office:value-type="string" office:string-value="7F" calcext:value-type="string">
            <text:p>7F</text:p>
          </table:table-cell>
          <table:table-cell table:formula="of:=COM.MICROSOFT.CONCAT(&quot;$&quot;;TEXT([.V50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1111111" calcext:value-type="string">
            <text:p>%01111111</text:p>
          </table:table-cell>
          <table:table-cell table:formula="of:=MID([.T51];2;8)" office:value-type="string" office:string-value="01111111" calcext:value-type="string">
            <text:p>01111111</text:p>
          </table:table-cell>
          <table:table-cell table:formula="of:=BIN2HEX([.U51])" office:value-type="string" office:string-value="7F" calcext:value-type="string">
            <text:p>7F</text:p>
          </table:table-cell>
          <table:table-cell table:formula="of:=COM.MICROSOFT.CONCAT(&quot;$&quot;;TEXT([.V51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5:Sheet1.R5 Sheet1.B2:Sheet1.B4 Sheet1.R2:Sheet1.R4 Sheet1.B13:Sheet1.R13 Sheet1.B10:Sheet1.B12 Sheet1.R10:Sheet1.R12 Sheet1.B9:Sheet1.R9 Sheet1.B6:Sheet1.B8 Sheet1.R6:Sheet1.R8 Sheet1.B17:Sheet1.R17 Sheet1.B14:Sheet1.B16 Sheet1.R14:Sheet1.R16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C2:Sheet1.Q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C10:Sheet1.Q12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C6:Sheet1.Q8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C14:Sheet1.Q16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21:41:22.734917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2-06T21:45:25.808335971</dc:date>
    <meta:editing-duration>PT42M5S</meta:editing-duration>
    <meta:editing-cycles>19</meta:editing-cycles>
    <meta:generator>LibreOffice/6.4.7.2$Linux_X86_64 LibreOffice_project/40$Build-2</meta:generator>
    <meta:document-statistic meta:table-count="1" meta:cell-count="486" meta:object-count="0"/>
  </office:meta>
</office:document-meta>
</file>